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912cm" fo:min-width="0.688cm"/>
    </style:style>
    <style:style style:name="gr3" style:family="graphic" style:parent-style-name="objectwithoutfill">
      <style:graphic-properties svg:stroke-color="#ffffff" svg:stroke-opacity="0%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86cm"/>
    </style:style>
    <style:style style:name="gr6" style:family="graphic" style:parent-style-name="standard">
      <style:graphic-properties draw:stroke="none" svg:stroke-color="#000000" draw:fill="none" draw:fill-color="#ffffff" fo:min-height="2.203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767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9.3999996185303pt"/>
    </style:style>
    <style:style style:name="P4" style:family="paragraph">
      <loext:graphic-properties draw:fill="none" draw:fill-color="#ffffff"/>
      <style:text-properties fo:font-size="48pt" style:font-size-asian="48pt" style:font-size-complex="48pt"/>
    </style:style>
    <style:style style:name="P5" style:family="paragraph">
      <loext:graphic-properties draw:fill="none" draw:fill-color="#ffffff"/>
    </style:style>
    <style:style style:name="T1" style:family="text">
      <style:text-properties fo:font-size="19.3999996185303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79cm" svg:y1="8.07cm" svg:x2="2.379cm" svg:y2="8.07cm">
          <text:p/>
        </draw:line>
        <draw:line draw:style-name="gr1" draw:text-style-name="P1" draw:layer="layout" svg:x1="2.155cm" svg:y1="4.787cm" svg:x2="2.155cm" svg:y2="6.894cm">
          <text:p/>
        </draw:line>
        <draw:line draw:style-name="gr1" draw:text-style-name="P1" draw:layer="layout" svg:x1="4.311cm" svg:y1="4.787cm" svg:x2="4.311cm" svg:y2="6.894cm">
          <text:p/>
        </draw:line>
        <draw:line draw:style-name="gr1" draw:text-style-name="P1" draw:layer="layout" svg:x1="2.155cm" svg:y1="4.787cm" svg:x2="2.155cm" svg:y2="6.894cm">
          <text:p/>
        </draw:line>
        <draw:line draw:style-name="gr1" draw:text-style-name="P1" draw:layer="layout" svg:x1="6.466cm" svg:y1="4.787cm" svg:x2="6.466cm" svg:y2="6.894cm">
          <text:p/>
        </draw:line>
        <draw:line draw:style-name="gr1" draw:text-style-name="P1" draw:layer="layout" svg:x1="8.621cm" svg:y1="4.787cm" svg:x2="8.621cm" svg:y2="6.894cm">
          <text:p/>
        </draw:line>
        <draw:line draw:style-name="gr1" draw:text-style-name="P1" draw:layer="layout" svg:x1="10.777cm" svg:y1="4.787cm" svg:x2="10.777cm" svg:y2="6.894cm">
          <text:p/>
        </draw:line>
        <draw:line draw:style-name="gr1" draw:text-style-name="P1" draw:layer="layout" svg:x1="12.933cm" svg:y1="4.787cm" svg:x2="12.933cm" svg:y2="6.894cm">
          <text:p/>
        </draw:line>
        <draw:line draw:style-name="gr1" draw:text-style-name="P1" draw:layer="layout" svg:x1="15.088cm" svg:y1="4.787cm" svg:x2="15.088cm" svg:y2="6.894cm">
          <text:p/>
        </draw:line>
        <draw:line draw:style-name="gr1" draw:text-style-name="P1" draw:layer="layout" svg:x1="17.243cm" svg:y1="4.787cm" svg:x2="17.243cm" svg:y2="6.894cm">
          <text:p/>
        </draw:line>
        <draw:line draw:style-name="gr1" draw:text-style-name="P1" draw:layer="layout" svg:x1="19.399cm" svg:y1="4.787cm" svg:x2="19.399cm" svg:y2="6.894cm">
          <text:p/>
        </draw:line>
        <draw:line draw:style-name="gr1" draw:text-style-name="P1" draw:layer="layout" svg:x1="39.37cm" svg:y1="7.62cm" svg:x2="39.37cm" svg:y2="9.727cm">
          <text:p/>
        </draw:line>
        <draw:custom-shape draw:style-name="gr2" draw:text-style-name="P2" draw:layer="layout" svg:width="1.68cm" svg:height="1.642cm" svg:x="8.873cm" svg:y="5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2" draw:id="id2" draw:layer="layout" svg:x1="7.593cm" svg:y1="4.514cm" svg:x2="9.98cm" svg:y2="4.514cm">
          <text:p/>
        </draw:line>
        <draw:line draw:style-name="gr3" draw:text-style-name="P1" xml:id="id1" draw:id="id1" draw:layer="layout" svg:x1="9.797cm" svg:y1="4.514cm" svg:x2="12.036cm" svg:y2="4.514cm">
          <text:p/>
        </draw:line>
        <draw:connector draw:style-name="gr4" draw:text-style-name="P1" draw:layer="layout" draw:type="curve" draw:line-skew="-0.646cm" svg:x1="9.797cm" svg:y1="4.514cm" svg:x2="12.036cm" svg:y2="4.514cm" draw:start-shape="id1" draw:start-glue-point="3" draw:end-shape="id1" draw:end-glue-point="1" svg:d="M9797 4514c0-1719 2239-1719 2239 0" svg:viewBox="0 0 2240 1290">
          <text:p/>
        </draw:connector>
        <draw:connector draw:style-name="gr4" draw:text-style-name="P1" draw:layer="layout" draw:type="curve" draw:line-skew="-0.646cm" svg:x1="9.797cm" svg:y1="4.514cm" svg:x2="7.593cm" svg:y2="4.514cm" draw:start-shape="id1" draw:start-glue-point="3" draw:end-shape="id2" draw:end-glue-point="3" svg:d="M9797 4514c0-1719-2204-1719-2204 0" svg:viewBox="0 0 2205 1290">
          <text:p/>
        </draw:connector>
        <draw:frame draw:style-name="gr5" draw:text-style-name="P3" draw:layer="layout" svg:width="1.68cm" svg:height="1.036cm" svg:x="7.838cm" svg:y="1.973cm">
          <draw:text-box>
            <text:p><text:span text:style-name="T1">1-p</text:span></text:p>
          </draw:text-box>
        </draw:frame>
        <draw:frame draw:style-name="gr5" draw:text-style-name="P3" draw:layer="layout" svg:width="0.795cm" svg:height="1.036cm" svg:x="10.593cm" svg:y="1.973cm">
          <draw:text-box>
            <text:p><text:span text:style-name="T1">p</text:span></text:p>
          </draw:text-box>
        </draw:frame>
        <draw:line draw:style-name="gr1" draw:text-style-name="P1" draw:layer="layout" svg:x1="21.59cm" svg:y1="4.775cm" svg:x2="0cm" svg:y2="4.775cm">
          <text:p/>
        </draw:line>
        <draw:line draw:style-name="gr1" draw:text-style-name="P1" draw:layer="layout" svg:x1="21.59cm" svg:y1="6.909cm" svg:x2="0cm" svg:y2="6.909cm">
          <text:p/>
        </draw:line>
        <draw:frame draw:style-name="gr6" draw:text-style-name="P4" draw:layer="layout" svg:width="2.032cm" svg:height="2.453cm" svg:x="-0.046cm" svg:y="4.405cm">
          <draw:text-box>
            <text:p><text:span text:style-name="T2">...</text:span></text:p>
          </draw:text-box>
        </draw:frame>
        <draw:frame draw:style-name="gr6" draw:text-style-name="P4" draw:layer="layout" svg:width="2.032cm" svg:height="2.453cm" svg:x="19.654cm" svg:y="4.406cm">
          <draw:text-box>
            <text:p><text:span text:style-name="T2">...</text:span></text:p>
          </draw:text-box>
        </draw:frame>
        <draw:frame draw:style-name="gr7" draw:text-style-name="P5" draw:layer="layout" svg:width="2.032cm" svg:height="1.27cm" svg:x="9.271cm" svg:y="7.112cm">
          <draw:text-box>
            <text:p>0</text:p>
          </draw:text-box>
        </draw:frame>
        <draw:frame draw:style-name="gr7" draw:text-style-name="P5" draw:layer="layout" svg:width="2.032cm" svg:height="1.27cm" svg:x="11.471cm" svg:y="7.112cm">
          <draw:text-box>
            <text:p>δ</text:p>
          </draw:text-box>
        </draw:frame>
        <draw:frame draw:style-name="gr7" draw:text-style-name="P5" draw:layer="layout" svg:width="2.032cm" svg:height="1.27cm" svg:x="9.271cm" svg:y="7.112cm">
          <draw:text-box>
            <text:p>0</text:p>
          </draw:text-box>
        </draw:frame>
        <draw:frame draw:style-name="gr7" draw:text-style-name="P5" draw:layer="layout" svg:width="2.032cm" svg:height="1.27cm" svg:x="9.271cm" svg:y="7.112cm">
          <draw:text-box>
            <text:p>0</text:p>
          </draw:text-box>
        </draw:frame>
        <draw:frame draw:style-name="gr7" draw:text-style-name="P5" draw:layer="layout" svg:width="2.032cm" svg:height="1.27cm" svg:x="9.271cm" svg:y="7.112cm">
          <draw:text-box>
            <text:p>0</text:p>
          </draw:text-box>
        </draw:frame>
        <draw:frame draw:style-name="gr7" draw:text-style-name="P5" draw:layer="layout" svg:width="2.032cm" svg:height="1.27cm" svg:x="9.271cm" svg:y="7.112cm">
          <draw:text-box>
            <text:p>0</text:p>
          </draw:text-box>
        </draw:frame>
        <draw:frame draw:style-name="gr7" draw:text-style-name="P5" draw:layer="layout" svg:width="2.032cm" svg:height="1.27cm" svg:x="9.271cm" svg:y="7.112cm">
          <draw:text-box>
            <text:p>0</text:p>
          </draw:text-box>
        </draw:frame>
        <draw:frame draw:style-name="gr7" draw:text-style-name="P5" draw:layer="layout" svg:width="2.032cm" svg:height="1.27cm" svg:x="9.271cm" svg:y="7.112cm">
          <draw:text-box>
            <text:p>0</text:p>
          </draw:text-box>
        </draw:frame>
        <draw:frame draw:style-name="gr7" draw:text-style-name="P5" draw:layer="layout" svg:width="2.032cm" svg:height="1.27cm" svg:x="13.471cm" svg:y="7.112cm">
          <draw:text-box>
            <text:p>2δ</text:p>
          </draw:text-box>
        </draw:frame>
        <draw:frame draw:style-name="gr7" draw:text-style-name="P5" draw:layer="layout" svg:width="2.032cm" svg:height="1.27cm" svg:x="6.971cm" svg:y="7.112cm">
          <draw:text-box>
            <text:p>-δ</text:p>
          </draw:text-box>
        </draw:frame>
        <draw:frame draw:style-name="gr7" draw:text-style-name="P5" draw:layer="layout" svg:width="2.032cm" svg:height="1.27cm" svg:x="4.671cm" svg:y="7.112cm">
          <draw:text-box>
            <text:p>-2δ</text:p>
          </draw:text-box>
        </draw:frame>
        <draw:frame draw:style-name="gr7" draw:text-style-name="P5" draw:layer="layout" svg:width="2.032cm" svg:height="1.27cm" svg:x="15.671cm" svg:y="7.112cm">
          <draw:text-box>
            <text:p>...</text:p>
          </draw:text-box>
        </draw:frame>
        <draw:frame draw:style-name="gr7" draw:text-style-name="P5" draw:layer="layout" svg:width="2.032cm" svg:height="1.27cm" svg:x="2.771cm" svg:y="7.112cm">
          <draw:text-box>
            <text:p>...</text:p>
          </draw:text-box>
        </draw:frame>
        <draw:line draw:style-name="gr1" draw:text-style-name="P1" draw:layer="layout" svg:x1="2.155cm" svg:y1="11.396cm" svg:x2="2.155cm" svg:y2="13.503cm">
          <text:p/>
        </draw:line>
        <draw:line draw:style-name="gr1" draw:text-style-name="P1" draw:layer="layout" svg:x1="4.311cm" svg:y1="11.396cm" svg:x2="4.311cm" svg:y2="13.503cm">
          <text:p/>
        </draw:line>
        <draw:line draw:style-name="gr1" draw:text-style-name="P1" draw:layer="layout" svg:x1="2.155cm" svg:y1="11.396cm" svg:x2="2.155cm" svg:y2="13.503cm">
          <text:p/>
        </draw:line>
        <draw:line draw:style-name="gr1" draw:text-style-name="P1" draw:layer="layout" svg:x1="6.466cm" svg:y1="11.396cm" svg:x2="6.466cm" svg:y2="13.503cm">
          <text:p/>
        </draw:line>
        <draw:line draw:style-name="gr1" draw:text-style-name="P1" draw:layer="layout" svg:x1="8.621cm" svg:y1="11.396cm" svg:x2="8.621cm" svg:y2="13.503cm">
          <text:p/>
        </draw:line>
        <draw:line draw:style-name="gr1" draw:text-style-name="P1" draw:layer="layout" svg:x1="10.777cm" svg:y1="11.396cm" svg:x2="10.777cm" svg:y2="13.503cm">
          <text:p/>
        </draw:line>
        <draw:line draw:style-name="gr1" draw:text-style-name="P1" draw:layer="layout" svg:x1="12.933cm" svg:y1="11.396cm" svg:x2="12.933cm" svg:y2="13.503cm">
          <text:p/>
        </draw:line>
        <draw:line draw:style-name="gr1" draw:text-style-name="P1" draw:layer="layout" svg:x1="15.088cm" svg:y1="11.396cm" svg:x2="15.088cm" svg:y2="13.503cm">
          <text:p/>
        </draw:line>
        <draw:line draw:style-name="gr1" draw:text-style-name="P1" draw:layer="layout" svg:x1="17.243cm" svg:y1="11.396cm" svg:x2="17.243cm" svg:y2="13.503cm">
          <text:p/>
        </draw:line>
        <draw:line draw:style-name="gr1" draw:text-style-name="P1" draw:layer="layout" svg:x1="19.399cm" svg:y1="11.396cm" svg:x2="19.399cm" svg:y2="13.503cm">
          <text:p/>
        </draw:line>
        <draw:custom-shape draw:style-name="gr2" draw:text-style-name="P2" draw:layer="layout" svg:width="1.68cm" svg:height="1.642cm" svg:x="8.873cm" svg:y="1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4" draw:id="id4" draw:layer="layout" svg:x1="7.593cm" svg:y1="11.123cm" svg:x2="9.98cm" svg:y2="11.123cm">
          <text:p/>
        </draw:line>
        <draw:line draw:style-name="gr3" draw:text-style-name="P1" xml:id="id3" draw:id="id3" draw:layer="layout" svg:x1="9.797cm" svg:y1="11.123cm" svg:x2="12.036cm" svg:y2="11.123cm">
          <text:p/>
        </draw:line>
        <draw:connector draw:style-name="gr4" draw:text-style-name="P1" draw:layer="layout" draw:type="curve" draw:line-skew="-0.646cm" svg:x1="9.797cm" svg:y1="11.123cm" svg:x2="12.036cm" svg:y2="11.123cm" draw:start-shape="id3" draw:start-glue-point="3" draw:end-shape="id3" draw:end-glue-point="1" svg:d="M9797 11123c0-1719 2239-1719 2239 0" svg:viewBox="0 0 2240 1290">
          <text:p/>
        </draw:connector>
        <draw:connector draw:style-name="gr4" draw:text-style-name="P1" draw:layer="layout" draw:type="curve" draw:line-skew="-0.646cm" svg:x1="9.797cm" svg:y1="11.123cm" svg:x2="7.593cm" svg:y2="11.123cm" draw:start-shape="id3" draw:start-glue-point="3" draw:end-shape="id4" draw:end-glue-point="3" svg:d="M9797 11123c0-1719-2204-1719-2204 0" svg:viewBox="0 0 2205 1290">
          <text:p/>
        </draw:connector>
        <draw:frame draw:style-name="gr8" draw:text-style-name="P3" draw:layer="layout" svg:width="1.905cm" svg:height="1.017cm" svg:x="7.866cm" svg:y="8.56cm">
          <draw:text-box>
            <text:p><text:span text:style-name="T1">1 - p</text:span></text:p>
          </draw:text-box>
        </draw:frame>
        <draw:frame draw:style-name="gr8" draw:text-style-name="P3" draw:layer="layout" svg:width="0.729cm" svg:height="1.017cm" svg:x="10.593cm" svg:y="8.582cm">
          <draw:text-box>
            <text:p><text:span text:style-name="T1">p</text:span></text:p>
          </draw:text-box>
        </draw:frame>
        <draw:line draw:style-name="gr1" draw:text-style-name="P1" draw:layer="layout" svg:x1="21.59cm" svg:y1="11.384cm" svg:x2="0cm" svg:y2="11.384cm">
          <text:p/>
        </draw:line>
        <draw:line draw:style-name="gr1" draw:text-style-name="P1" draw:layer="layout" svg:x1="21.59cm" svg:y1="13.518cm" svg:x2="0cm" svg:y2="13.518cm">
          <text:p/>
        </draw:line>
        <draw:frame draw:style-name="gr6" draw:text-style-name="P4" draw:layer="layout" svg:width="2.032cm" svg:height="2.453cm" svg:x="-0.046cm" svg:y="11.014cm">
          <draw:text-box>
            <text:p><text:span text:style-name="T2">...</text:span></text:p>
          </draw:text-box>
        </draw:frame>
        <draw:frame draw:style-name="gr6" draw:text-style-name="P4" draw:layer="layout" svg:width="2.032cm" svg:height="2.453cm" svg:x="19.654cm" svg:y="11.015cm">
          <draw:text-box>
            <text:p><text:span text:style-name="T2">...</text:span></text:p>
          </draw:text-box>
        </draw:frame>
        <draw:frame draw:style-name="gr9" draw:text-style-name="P5" draw:layer="layout" svg:width="3.556cm" svg:height="1.143cm" svg:x="3.683cm" svg:y="3.048cm">
          <draw:text-box>
            <text:p>timestep τ</text:p>
          </draw:text-box>
        </draw:frame>
        <draw:line draw:style-name="gr1" draw:text-style-name="P1" draw:layer="layout" svg:x1="2.155cm" svg:y1="23.905cm" svg:x2="2.155cm" svg:y2="26.012cm">
          <text:p/>
        </draw:line>
        <draw:line draw:style-name="gr1" draw:text-style-name="P1" draw:layer="layout" svg:x1="4.311cm" svg:y1="23.905cm" svg:x2="4.311cm" svg:y2="26.012cm">
          <text:p/>
        </draw:line>
        <draw:line draw:style-name="gr1" draw:text-style-name="P1" draw:layer="layout" svg:x1="2.155cm" svg:y1="23.905cm" svg:x2="2.155cm" svg:y2="26.012cm">
          <text:p/>
        </draw:line>
        <draw:line draw:style-name="gr1" draw:text-style-name="P1" draw:layer="layout" svg:x1="6.466cm" svg:y1="23.905cm" svg:x2="6.466cm" svg:y2="26.012cm">
          <text:p/>
        </draw:line>
        <draw:line draw:style-name="gr1" draw:text-style-name="P1" draw:layer="layout" svg:x1="8.621cm" svg:y1="23.905cm" svg:x2="8.621cm" svg:y2="26.012cm">
          <text:p/>
        </draw:line>
        <draw:line draw:style-name="gr1" draw:text-style-name="P1" draw:layer="layout" svg:x1="10.777cm" svg:y1="23.905cm" svg:x2="10.777cm" svg:y2="26.012cm">
          <text:p/>
        </draw:line>
        <draw:line draw:style-name="gr1" draw:text-style-name="P1" draw:layer="layout" svg:x1="12.933cm" svg:y1="23.905cm" svg:x2="12.933cm" svg:y2="26.012cm">
          <text:p/>
        </draw:line>
        <draw:line draw:style-name="gr1" draw:text-style-name="P1" draw:layer="layout" svg:x1="15.088cm" svg:y1="23.905cm" svg:x2="15.088cm" svg:y2="26.012cm">
          <text:p/>
        </draw:line>
        <draw:line draw:style-name="gr1" draw:text-style-name="P1" draw:layer="layout" svg:x1="17.243cm" svg:y1="23.905cm" svg:x2="17.243cm" svg:y2="26.012cm">
          <text:p/>
        </draw:line>
        <draw:line draw:style-name="gr1" draw:text-style-name="P1" draw:layer="layout" svg:x1="19.399cm" svg:y1="23.905cm" svg:x2="19.399cm" svg:y2="26.012cm">
          <text:p/>
        </draw:line>
        <draw:custom-shape draw:style-name="gr2" draw:text-style-name="P2" draw:layer="layout" svg:width="1.68cm" svg:height="1.642cm" svg:x="8.873cm" svg:y="24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6" draw:id="id6" draw:layer="layout" svg:x1="7.593cm" svg:y1="23.632cm" svg:x2="9.98cm" svg:y2="23.632cm">
          <text:p/>
        </draw:line>
        <draw:line draw:style-name="gr3" draw:text-style-name="P1" xml:id="id5" draw:id="id5" draw:layer="layout" svg:x1="9.797cm" svg:y1="23.632cm" svg:x2="12.036cm" svg:y2="23.632cm">
          <text:p/>
        </draw:line>
        <draw:connector draw:style-name="gr4" draw:text-style-name="P1" draw:layer="layout" draw:type="curve" draw:line-skew="-0.646cm" svg:x1="9.797cm" svg:y1="23.632cm" svg:x2="12.036cm" svg:y2="23.632cm" draw:start-shape="id5" draw:start-glue-point="3" draw:end-shape="id5" draw:end-glue-point="1" svg:d="M9797 23632c0-1719 2239-1719 2239 0" svg:viewBox="0 0 2240 1290">
          <text:p/>
        </draw:connector>
        <draw:connector draw:style-name="gr4" draw:text-style-name="P1" draw:layer="layout" draw:type="curve" draw:line-skew="-0.646cm" svg:x1="9.797cm" svg:y1="23.632cm" svg:x2="7.593cm" svg:y2="23.632cm" draw:start-shape="id5" draw:start-glue-point="3" draw:end-shape="id6" draw:end-glue-point="3" svg:d="M9797 23632c0-1719-2204-1719-2204 0" svg:viewBox="0 0 2205 1290">
          <text:p/>
        </draw:connector>
        <draw:frame draw:style-name="gr8" draw:text-style-name="P3" draw:layer="layout" svg:width="1.905cm" svg:height="1.017cm" svg:x="7.866cm" svg:y="21.069cm">
          <draw:text-box>
            <text:p><text:span text:style-name="T1">1 - p</text:span></text:p>
          </draw:text-box>
        </draw:frame>
        <draw:frame draw:style-name="gr8" draw:text-style-name="P3" draw:layer="layout" svg:width="0.729cm" svg:height="1.017cm" svg:x="10.593cm" svg:y="21.091cm">
          <draw:text-box>
            <text:p><text:span text:style-name="T1">p</text:span></text:p>
          </draw:text-box>
        </draw:frame>
        <draw:line draw:style-name="gr1" draw:text-style-name="P1" draw:layer="layout" svg:x1="21.59cm" svg:y1="23.893cm" svg:x2="0cm" svg:y2="23.893cm">
          <text:p/>
        </draw:line>
        <draw:line draw:style-name="gr1" draw:text-style-name="P1" draw:layer="layout" svg:x1="21.59cm" svg:y1="26.027cm" svg:x2="0cm" svg:y2="26.027cm">
          <text:p/>
        </draw:line>
        <draw:frame draw:style-name="gr6" draw:text-style-name="P4" draw:layer="layout" svg:width="2.032cm" svg:height="2.453cm" svg:x="-0.046cm" svg:y="23.523cm">
          <draw:text-box>
            <text:p><text:span text:style-name="T2">...</text:span></text:p>
          </draw:text-box>
        </draw:frame>
        <draw:frame draw:style-name="gr6" draw:text-style-name="P4" draw:layer="layout" svg:width="2.032cm" svg:height="2.453cm" svg:x="19.654cm" svg:y="23.524cm">
          <draw:text-box>
            <text:p><text:span text:style-name="T2">...</text:span></text:p>
          </draw:text-box>
        </draw:frame>
        <draw:line draw:style-name="gr10" draw:text-style-name="P1" draw:layer="layout" svg:x1="7.346cm" svg:y1="24.985cm" svg:x2="9.759cm" svg:y2="24.985cm">
          <text:p/>
        </draw:line>
        <draw:line draw:style-name="gr1" draw:text-style-name="P1" draw:layer="layout" svg:x1="2.155cm" svg:y1="16.705cm" svg:x2="2.155cm" svg:y2="18.812cm">
          <text:p/>
        </draw:line>
        <draw:line draw:style-name="gr1" draw:text-style-name="P1" draw:layer="layout" svg:x1="4.311cm" svg:y1="16.705cm" svg:x2="4.311cm" svg:y2="18.812cm">
          <text:p/>
        </draw:line>
        <draw:line draw:style-name="gr1" draw:text-style-name="P1" draw:layer="layout" svg:x1="2.155cm" svg:y1="16.705cm" svg:x2="2.155cm" svg:y2="18.812cm">
          <text:p/>
        </draw:line>
        <draw:line draw:style-name="gr1" draw:text-style-name="P1" draw:layer="layout" svg:x1="6.466cm" svg:y1="16.705cm" svg:x2="6.466cm" svg:y2="18.812cm">
          <text:p/>
        </draw:line>
        <draw:line draw:style-name="gr1" draw:text-style-name="P1" draw:layer="layout" svg:x1="8.621cm" svg:y1="16.705cm" svg:x2="8.621cm" svg:y2="18.812cm">
          <text:p/>
        </draw:line>
        <draw:line draw:style-name="gr1" draw:text-style-name="P1" draw:layer="layout" svg:x1="10.777cm" svg:y1="16.705cm" svg:x2="10.777cm" svg:y2="18.812cm">
          <text:p/>
        </draw:line>
        <draw:line draw:style-name="gr1" draw:text-style-name="P1" draw:layer="layout" svg:x1="12.933cm" svg:y1="16.705cm" svg:x2="12.933cm" svg:y2="18.812cm">
          <text:p/>
        </draw:line>
        <draw:line draw:style-name="gr1" draw:text-style-name="P1" draw:layer="layout" svg:x1="15.088cm" svg:y1="16.705cm" svg:x2="15.088cm" svg:y2="18.812cm">
          <text:p/>
        </draw:line>
        <draw:line draw:style-name="gr1" draw:text-style-name="P1" draw:layer="layout" svg:x1="17.243cm" svg:y1="16.705cm" svg:x2="17.243cm" svg:y2="18.812cm">
          <text:p/>
        </draw:line>
        <draw:line draw:style-name="gr1" draw:text-style-name="P1" draw:layer="layout" svg:x1="19.399cm" svg:y1="16.705cm" svg:x2="19.399cm" svg:y2="18.812cm">
          <text:p/>
        </draw:line>
        <draw:custom-shape draw:style-name="gr2" draw:text-style-name="P2" draw:layer="layout" svg:width="1.68cm" svg:height="1.642cm" svg:x="8.873cm" svg:y="1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xml:id="id8" draw:id="id8" draw:layer="layout" svg:x1="7.593cm" svg:y1="16.432cm" svg:x2="9.98cm" svg:y2="16.432cm">
          <text:p/>
        </draw:line>
        <draw:line draw:style-name="gr3" draw:text-style-name="P1" xml:id="id7" draw:id="id7" draw:layer="layout" svg:x1="9.797cm" svg:y1="16.432cm" svg:x2="12.036cm" svg:y2="16.432cm">
          <text:p/>
        </draw:line>
        <draw:connector draw:style-name="gr4" draw:text-style-name="P1" draw:layer="layout" draw:type="curve" draw:line-skew="-0.646cm" svg:x1="9.797cm" svg:y1="16.432cm" svg:x2="12.036cm" svg:y2="16.432cm" draw:start-shape="id7" draw:start-glue-point="3" draw:end-shape="id7" draw:end-glue-point="1" svg:d="M9797 16432c0-1719 2239-1719 2239 0" svg:viewBox="0 0 2240 1290">
          <text:p/>
        </draw:connector>
        <draw:connector draw:style-name="gr4" draw:text-style-name="P1" draw:layer="layout" draw:type="curve" draw:line-skew="-0.646cm" svg:x1="9.797cm" svg:y1="16.432cm" svg:x2="7.593cm" svg:y2="16.432cm" draw:start-shape="id7" draw:start-glue-point="3" draw:end-shape="id8" draw:end-glue-point="3" svg:d="M9797 16432c0-1719-2204-1719-2204 0" svg:viewBox="0 0 2205 1290">
          <text:p/>
        </draw:connector>
        <draw:frame draw:style-name="gr8" draw:text-style-name="P3" draw:layer="layout" svg:width="1.905cm" svg:height="1.017cm" svg:x="9.966cm" svg:y="13.869cm">
          <draw:text-box>
            <text:p><text:span text:style-name="T1">1 - p</text:span></text:p>
          </draw:text-box>
        </draw:frame>
        <draw:frame draw:style-name="gr8" draw:text-style-name="P3" draw:layer="layout" svg:width="0.729cm" svg:height="1.017cm" svg:x="8.293cm" svg:y="13.891cm">
          <draw:text-box>
            <text:p><text:span text:style-name="T1">p</text:span></text:p>
          </draw:text-box>
        </draw:frame>
        <draw:line draw:style-name="gr1" draw:text-style-name="P1" draw:layer="layout" svg:x1="21.59cm" svg:y1="16.693cm" svg:x2="0cm" svg:y2="16.693cm">
          <text:p/>
        </draw:line>
        <draw:line draw:style-name="gr1" draw:text-style-name="P1" draw:layer="layout" svg:x1="21.59cm" svg:y1="18.827cm" svg:x2="0cm" svg:y2="18.827cm">
          <text:p/>
        </draw:line>
        <draw:frame draw:style-name="gr6" draw:text-style-name="P4" draw:layer="layout" svg:width="2.032cm" svg:height="2.453cm" svg:x="-0.046cm" svg:y="16.323cm">
          <draw:text-box>
            <text:p><text:span text:style-name="T2">...</text:span></text:p>
          </draw:text-box>
        </draw:frame>
        <draw:frame draw:style-name="gr6" draw:text-style-name="P4" draw:layer="layout" svg:width="2.032cm" svg:height="2.453cm" svg:x="19.654cm" svg:y="16.324cm">
          <draw:text-box>
            <text:p><text:span text:style-name="T2">...</text:span></text:p>
          </draw:text-box>
        </draw:frame>
        <draw:line draw:style-name="gr10" draw:text-style-name="P1" draw:layer="layout" svg:x1="12.136cm" svg:y1="17.785cm" svg:x2="9.723cm" svg:y2="17.7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9:13:41.892495679</meta:creation-date>
    <dc:date>2018-07-04T18:24:39.012744236</dc:date>
    <meta:editing-duration>PT6H2M16S</meta:editing-duration>
    <meta:editing-cycles>6</meta:editing-cycles>
    <meta:generator>LibreOffice/6.0.5.2$Linux_X86_64 LibreOffice_project/00m0$Build-2</meta:generator>
    <meta:document-statistic meta:object-count="102"/>
  </office:meta>
</office:document-meta>
</file>